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5-07-0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5-05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5-04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5-01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4-11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4-10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9712" calcext:value-type="float">
            <text:p>113.5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4-07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4-05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4-04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8272" calcext:value-type="float">
            <text:p>113.4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4-01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7896" calcext:value-type="float">
            <text:p>113.4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3-11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0672" calcext:value-type="float">
            <text:p>113.5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3-10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3-07-1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8272" calcext:value-type="float">
            <text:p>113.4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3-05-1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3-05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3-01-09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2-11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456" calcext:value-type="float">
            <text:p>113.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2-10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8064" calcext:value-type="float">
            <text:p>113.2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2-07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2-05-2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2-04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2-01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1-11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1-10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1-07-0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1-04-2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1-01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0-10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0-07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20-01-0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9-10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9-07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9-04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9-01-2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8-10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8-07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8-04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8-01-1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7-10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3744" calcext:value-type="float">
            <text:p>113.0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7-07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7-04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7-01-1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6-10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6-07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4536" calcext:value-type="float">
            <text:p>113.2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6-04-1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6-01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5-10-2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5-07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5-04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5-01-1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4-10-0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4-07-1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4-03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4-01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3-10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3-07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3-04-02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3-01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2-10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2-07-1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2-04-2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2-01-05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1-10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1-07-1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1-04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1-01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0-10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0-07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0-04-19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10-01-04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9-10-0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9-07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9-04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9-01-0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8-11-0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8-11-0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8-09-3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0408" calcext:value-type="float">
            <text:p>112.2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8-07-0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8-04-0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8-01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7-10-0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7-07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7-04-1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7-01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6-10-1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6-07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6-05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6-01-09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5-10-1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5-07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5-04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5-01-0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4-10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4-07-1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4-04-0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4-01-0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3-10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3-07-0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3-04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5432" calcext:value-type="float">
            <text:p>109.7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2-03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272" calcext:value-type="float">
            <text:p>108.4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8448" calcext:value-type="float">
            <text:p>107.9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200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8-04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8-01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7632" calcext:value-type="float">
            <text:p>108.3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7-10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7-07-1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7-04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7-01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6-10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6664" calcext:value-type="float">
            <text:p>109.7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4136" calcext:value-type="float">
            <text:p>106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1256" calcext:value-type="float">
            <text:p>106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7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328" calcext:value-type="float">
            <text:p>105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7-09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0216" calcext:value-type="float">
            <text:p>105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9088" calcext:value-type="float">
            <text:p>105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9296" calcext:value-type="float">
            <text:p>105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7272" calcext:value-type="float">
            <text:p>105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036" calcext:value-type="float">
            <text:p>105.7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516" calcext:value-type="float">
            <text:p>106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0984" calcext:value-type="float">
            <text:p>106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1464" calcext:value-type="float">
            <text:p>106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4344" calcext:value-type="float">
            <text:p>106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4008" calcext:value-type="float">
            <text:p>106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2752" calcext:value-type="float">
            <text:p>107.3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4488" calcext:value-type="float">
            <text:p>106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1232" calcext:value-type="float">
            <text:p>106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6328" calcext:value-type="float">
            <text:p>106.2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2008" calcext:value-type="float">
            <text:p>105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2656" calcext:value-type="float">
            <text:p>105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4848" calcext:value-type="float">
            <text:p>105.8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3888" calcext:value-type="float">
            <text:p>105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3408" calcext:value-type="float">
            <text:p>105.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748" calcext:value-type="float">
            <text:p>105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556" calcext:value-type="float">
            <text:p>105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4432" calcext:value-type="float">
            <text:p>105.5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6624" calcext:value-type="float">
            <text:p>105.5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5456" calcext:value-type="float">
            <text:p>105.3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5664" calcext:value-type="float">
            <text:p>105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9944" calcext:value-type="float">
            <text:p>105.4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4704" calcext:value-type="float">
            <text:p>105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8024" calcext:value-type="float">
            <text:p>105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6856" calcext:value-type="float">
            <text:p>105.1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328" calcext:value-type="float">
            <text:p>105.1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5272" calcext:value-type="float">
            <text:p>104.6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78" calcext:value-type="float">
            <text:p>104.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9528" calcext:value-type="float">
            <text:p>105.1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9528" calcext:value-type="float">
            <text:p>105.1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8088" calcext:value-type="float">
            <text:p>105.0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4872" calcext:value-type="float">
            <text:p>105.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5832" calcext:value-type="float">
            <text:p>105.3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7544" calcext:value-type="float">
            <text:p>105.3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0152" calcext:value-type="float">
            <text:p>105.6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0464" calcext:value-type="float">
            <text:p>105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0816" calcext:value-type="float">
            <text:p>106.3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9624" calcext:value-type="float">
            <text:p>106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8352" calcext:value-type="float">
            <text:p>106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5136" calcext:value-type="float">
            <text:p>106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9896" calcext:value-type="float">
            <text:p>106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8432" calcext:value-type="float">
            <text:p>107.0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8432" calcext:value-type="float">
            <text:p>107.0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7576" calcext:value-type="float">
            <text:p>107.0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668" calcext:value-type="float">
            <text:p>106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2936" calcext:value-type="float">
            <text:p>108.0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304" calcext:value-type="float">
            <text:p>107.9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2624" calcext:value-type="float">
            <text:p>107.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54" calcext:value-type="float">
            <text:p>107.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6472" calcext:value-type="float">
            <text:p>106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3488" calcext:value-type="float">
            <text:p>106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7144" calcext:value-type="float">
            <text:p>105.9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0232" calcext:value-type="float">
            <text:p>106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4784" calcext:value-type="float">
            <text:p>106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5912" calcext:value-type="float">
            <text:p>105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5536" calcext:value-type="float">
            <text:p>106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8856" calcext:value-type="float">
            <text:p>105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1528" calcext:value-type="float">
            <text:p>105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0464" calcext:value-type="float">
            <text:p>105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4744" calcext:value-type="float">
            <text:p>105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8272" calcext:value-type="float">
            <text:p>105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1112" calcext:value-type="float">
            <text:p>105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1592" calcext:value-type="float">
            <text:p>105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5496" calcext:value-type="float">
            <text:p>105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9568" calcext:value-type="float">
            <text:p>105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7856" calcext:value-type="float">
            <text:p>105.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7856" calcext:value-type="float">
            <text:p>105.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6728" calcext:value-type="float">
            <text:p>105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5352" calcext:value-type="float">
            <text:p>105.3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6624" calcext:value-type="float">
            <text:p>105.5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3848" calcext:value-type="float">
            <text:p>105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1552" calcext:value-type="float">
            <text:p>105.3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9464" calcext:value-type="float">
            <text:p>105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7688" calcext:value-type="float">
            <text:p>105.7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0256" calcext:value-type="float">
            <text:p>105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6624" calcext:value-type="float">
            <text:p>105.5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8816" calcext:value-type="float">
            <text:p>105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1112" calcext:value-type="float">
            <text:p>105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748" calcext:value-type="float">
            <text:p>105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3576" calcext:value-type="float">
            <text:p>105.5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748" calcext:value-type="float">
            <text:p>105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556" calcext:value-type="float">
            <text:p>105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652" calcext:value-type="float">
            <text:p>105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4704" calcext:value-type="float">
            <text:p>105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1656" calcext:value-type="float">
            <text:p>105.4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6896" calcext:value-type="float">
            <text:p>105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3848" calcext:value-type="float">
            <text:p>105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3848" calcext:value-type="float">
            <text:p>105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2408" calcext:value-type="float">
            <text:p>105.3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0592" calcext:value-type="float">
            <text:p>105.3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8128" calcext:value-type="float">
            <text:p>105.4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0488" calcext:value-type="float">
            <text:p>105.2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8504" calcext:value-type="float">
            <text:p>105.3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556" calcext:value-type="float">
            <text:p>105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2032" calcext:value-type="float">
            <text:p>105.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9672" calcext:value-type="float">
            <text:p>105.5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4056" calcext:value-type="float">
            <text:p>105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6792" calcext:value-type="float">
            <text:p>105.3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892" calcext:value-type="float">
            <text:p>105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1112" calcext:value-type="float">
            <text:p>105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0736" calcext:value-type="float">
            <text:p>105.7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0632" calcext:value-type="float">
            <text:p>105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6144" calcext:value-type="float">
            <text:p>105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0632" calcext:value-type="float">
            <text:p>105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7728" calcext:value-type="float">
            <text:p>106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0776" calcext:value-type="float">
            <text:p>106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7352" calcext:value-type="float">
            <text:p>106.0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7728" calcext:value-type="float">
            <text:p>106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5744" calcext:value-type="float">
            <text:p>106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7456" calcext:value-type="float">
            <text:p>106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804" calcext:value-type="float">
            <text:p>106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3656" calcext:value-type="float">
            <text:p>106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3656" calcext:value-type="float">
            <text:p>106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8416" calcext:value-type="float">
            <text:p>106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0232" calcext:value-type="float">
            <text:p>106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1464" calcext:value-type="float">
            <text:p>106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2904" calcext:value-type="float">
            <text:p>106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8624" calcext:value-type="float">
            <text:p>106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7768" calcext:value-type="float">
            <text:p>106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2904" calcext:value-type="float">
            <text:p>106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5576" calcext:value-type="float">
            <text:p>106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8728" calcext:value-type="float">
            <text:p>106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5576" calcext:value-type="float">
            <text:p>106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2152" calcext:value-type="float">
            <text:p>106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0336" calcext:value-type="float">
            <text:p>106.3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2632" calcext:value-type="float">
            <text:p>106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5888" calcext:value-type="float">
            <text:p>106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937112515401</text:p>
          </table:table-cell>
          <table:table-cell office:value-type="string" calcext:value-type="string">
            <text:p>04N 30E 22BDD1 <text:s text:c="14"/>USGS 17</text:p>
          </table:table-cell>
          <table:table-cell office:value-type="string" calcext:value-type="string">
            <text:p>195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08" meta:object-count="0"/>
    <meta:user-defined meta:name="AppVersion">3.0</meta:user-defined>
  </office:meta>
</office:document-meta>
</file>